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11a9e6" officeooo:paragraph-rsid="0011a9e6" style:font-weight-asian="bold" style:font-weight-complex="bold"/>
    </style:style>
    <style:style style:name="P2" style:family="paragraph" style:parent-style-name="Standard">
      <style:text-properties fo:font-weight="bold" officeooo:rsid="001289d9" officeooo:paragraph-rsid="001289d9" style:font-weight-asian="bold" style:font-weight-complex="bold"/>
    </style:style>
    <style:style style:name="P3" style:family="paragraph" style:parent-style-name="Standard">
      <style:text-properties fo:font-weight="bold" officeooo:rsid="0012e592" officeooo:paragraph-rsid="0012e592" style:font-weight-asian="bold" style:font-weight-complex="bold"/>
    </style:style>
    <style:style style:name="P4" style:family="paragraph" style:parent-style-name="Standard">
      <style:text-properties fo:font-weight="bold" officeooo:rsid="00137c8f" officeooo:paragraph-rsid="00137c8f" style:font-weight-asian="bold" style:font-weight-complex="bold"/>
    </style:style>
    <style:style style:name="P5" style:family="paragraph" style:parent-style-name="Standard">
      <style:text-properties fo:font-weight="bold" officeooo:rsid="00162cc3" officeooo:paragraph-rsid="00162cc3" style:font-weight-asian="bold" style:font-weight-complex="bold"/>
    </style:style>
    <style:style style:name="P6" style:family="paragraph" style:parent-style-name="Standard">
      <style:text-properties fo:font-weight="bold" officeooo:rsid="00184ece" officeooo:paragraph-rsid="00184ece" style:font-weight-asian="bold" style:font-weight-complex="bold"/>
    </style:style>
    <style:style style:name="P7" style:family="paragraph" style:parent-style-name="Standard">
      <style:text-properties fo:font-weight="bold" officeooo:rsid="0019e210" officeooo:paragraph-rsid="0019e210" style:font-weight-asian="bold" style:font-weight-complex="bold"/>
    </style:style>
    <style:style style:name="P8" style:family="paragraph" style:parent-style-name="Standard">
      <style:text-properties fo:font-weight="normal" officeooo:rsid="0011a9e6" officeooo:paragraph-rsid="0011a9e6" style:font-weight-asian="normal" style:font-weight-complex="normal"/>
    </style:style>
    <style:style style:name="P9" style:family="paragraph" style:parent-style-name="Standard">
      <style:text-properties fo:font-weight="normal" officeooo:rsid="001289d9" officeooo:paragraph-rsid="001289d9" style:font-weight-asian="normal" style:font-weight-complex="normal"/>
    </style:style>
    <style:style style:name="P10" style:family="paragraph" style:parent-style-name="Standard">
      <style:text-properties fo:font-weight="normal" officeooo:rsid="0012e592" officeooo:paragraph-rsid="0012e592" style:font-weight-asian="normal" style:font-weight-complex="normal"/>
    </style:style>
    <style:style style:name="P11" style:family="paragraph" style:parent-style-name="Standard">
      <style:text-properties fo:font-weight="normal" officeooo:rsid="00137c8f" officeooo:paragraph-rsid="00137c8f" style:font-weight-asian="normal" style:font-weight-complex="normal"/>
    </style:style>
    <style:style style:name="P12" style:family="paragraph" style:parent-style-name="Standard">
      <style:text-properties fo:font-weight="normal" officeooo:rsid="0014af29" officeooo:paragraph-rsid="00137c8f" style:font-weight-asian="normal" style:font-weight-complex="normal"/>
    </style:style>
    <style:style style:name="P13" style:family="paragraph" style:parent-style-name="Standard">
      <style:text-properties fo:font-weight="normal" officeooo:rsid="00162cc3" officeooo:paragraph-rsid="00162cc3" style:font-weight-asian="normal" style:font-weight-complex="normal"/>
    </style:style>
    <style:style style:name="P14" style:family="paragraph" style:parent-style-name="Standard">
      <style:text-properties fo:font-weight="normal" officeooo:rsid="0017c9b4" officeooo:paragraph-rsid="0017c9b4" style:font-weight-asian="normal" style:font-weight-complex="normal"/>
    </style:style>
    <style:style style:name="P15" style:family="paragraph" style:parent-style-name="Standard">
      <style:text-properties fo:font-weight="normal" officeooo:rsid="00184ece" officeooo:paragraph-rsid="00184ece" style:font-weight-asian="normal" style:font-weight-complex="normal"/>
    </style:style>
    <style:style style:name="P16" style:family="paragraph" style:parent-style-name="Standard">
      <style:text-properties fo:font-weight="normal" officeooo:rsid="0019e210" officeooo:paragraph-rsid="0019e210" style:font-weight-asian="normal" style:font-weight-complex="normal"/>
    </style:style>
    <style:style style:name="P17" style:family="paragraph" style:parent-style-name="Standard">
      <style:text-properties fo:font-weight="normal" officeooo:rsid="0019e210" officeooo:paragraph-rsid="00184ece" style:font-weight-asian="normal" style:font-weight-complex="normal"/>
    </style:style>
    <style:style style:name="P18" style:family="paragraph" style:parent-style-name="Standard">
      <style:text-properties fo:font-weight="normal" officeooo:rsid="0019ee2d" officeooo:paragraph-rsid="0019ee2d" style:font-weight-asian="normal" style:font-weight-complex="normal"/>
    </style:style>
    <style:style style:name="P19" style:family="paragraph" style:parent-style-name="Standard">
      <style:text-properties fo:font-weight="bold" officeooo:rsid="0019ee2d" officeooo:paragraph-rsid="0019ee2d" style:font-weight-asian="bold" style:font-weight-complex="bold"/>
    </style:style>
    <style:style style:name="P20" style:family="paragraph" style:parent-style-name="Standard">
      <style:text-properties fo:font-weight="bold" officeooo:rsid="001cca3e" officeooo:paragraph-rsid="001cca3e"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4af29" style:font-weight-asian="normal" style:font-weight-complex="normal"/>
    </style:style>
    <style:style style:name="T3" style:family="text">
      <style:text-properties fo:font-weight="normal" officeooo:rsid="0019e210"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officeooo:rsid="00137c8f"/>
    </style:style>
    <style:style style:name="T7" style:family="text">
      <style:text-properties officeooo:rsid="001bb2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ypes</text:p>
      <text:p text:style-name="P8">A type is a collection of related values.</text:p>
      <text:p text:style-name="P1"/>
      <text:p text:style-name="P1">Type inference</text:p>
      <text:p text:style-name="P8">Inferring the type of expressions before they are evaluated. This is done via a simple rule. If x has type A and f is of type A -&gt; B, then f(x) is of type B. </text:p>
      <text:p text:style-name="P8"/>
      <text:p text:style-name="P1">Type safe</text:p>
      <text:p text:style-name="P8">Due to type inference checks before runtime, haskell is typesafe, meaning type errors cannot occur during runtime and eliminates many errors. But errors such as divion by zero remain and there are some type errors on expressions which are actually valid. e.g. if True then 1 else False is invalid as it the possible results are of two different types.</text:p>
      <text:p text:style-name="P8"/>
      <text:p text:style-name="P1">Primitive Types</text:p>
      <text:p text:style-name="P8">Bool</text:p>
      <text:p text:style-name="P8">Char</text:p>
      <text:p text:style-name="P8">String</text:p>
      <text:p text:style-name="P8">Int</text:p>
      <text:p text:style-name="P8">Integer (Basically big int, arbitrary precision. Usually slower as evaluated by software rather than hardware)</text:p>
      <text:p text:style-name="P8">Float (Known as float because the point floats. Small numbers have many digits after the point, big numbers have only a few)</text:p>
      <text:p text:style-name="P8"/>
      <text:p text:style-name="P1">Container types</text:p>
      <text:p text:style-name="P8">[Bool]</text:p>
      <text:p text:style-name="P8">[Char] ...etc.</text:p>
      <text:p text:style-name="P8"/>
      <text:p text:style-name="P8">(Bool, Char, Bool) &lt;- For tuples, the type actually defines it’s length. Can be different types. Must be finite length.</text:p>
      <text:p text:style-name="P8"/>
      <text:p text:style-name="P1">Function types</text:p>
      <text:p text:style-name="P1"><text:span text:style-name="T1">A function is a mapping of arguments of one type to another type. The mapping need not be </text:span><text:span text:style-name="T4">total</text:span><text:span text:style-name="T5">, i.e. well-defined for the entire input space.</text:span></text:p>
      <text:p text:style-name="P8"/>
      <text:p text:style-name="P2">Curried functions</text:p>
      <text:p text:style-name="P9">Functions that take in one argument at a time and return a function at all intermediate steps. Can do useful stuff like making a increment function from (add 1). </text:p>
      <text:p text:style-name="P9">Note that the -&gt; in function types associate to the right. i.e. Int -&gt; Int -&gt; Int maps to (Int -&gt; (Int -&gt; Int))</text:p>
      <text:p text:style-name="P9">Note that function application associates to the left.</text:p>
      <text:p text:style-name="P9">i.e. mult x y z maps to (((mult x) y) z)</text:p>
      <text:p text:style-name="P9"/>
      <text:p text:style-name="P3">Type polymorphism <text:span text:style-name="T6">(Parametric polymorphism)</text:span></text:p>
      <text:p text:style-name="P10">A type that contains one or more type variables. Type variabels refers to a varying type.</text:p>
      <text:p text:style-name="P10"/>
      <text:p text:style-name="P4">Overloaded types</text:p>
      <text:p text:style-name="P11">foo :: Num a =&gt; a -&gt; a -&gt; a</text:p>
      <text:p text:style-name="P11">The class constraint means that this function foo is defined for any types belonging to the num type class. A type with one or more class constraints is called overloaded, thus (+) is overloaded. Numbers themselves are also overloaded, they could be Float, Int. Unlike parametric polymorphism, the type does matter, there can be different behavior for different type classes.</text:p>
      <text:p text:style-name="P11"/>
      <text:p text:style-name="P4"><text:soft-page-break/>Type class</text:p>
      <text:p text:style-name="P4"><text:span text:style-name="T1">A class is a collection of types (which are a collection of related values). Members of a type class must support the methods of that class. For example, members of Eq must support (==) and (/=). members of Ord must support &lt;, <text:s/>&lt;=, min, &gt;, &gt;=, max. </text:span><text:span text:style-name="T2">Primitives, lists of primitives and tuples of primitives are all members of Eq and Ord. Soiem other common classes are Show where all members must support the method show :: a -&gt; String and read where all members must support string -&gt; a. Read may require the expression to be explicitly typed. Num supports standard mathematical operations except for division which is the domain of Fractional and Integral. </text:span></text:p>
      <text:p text:style-name="P12"/>
      <text:p text:style-name="P5">Defining functions</text:p>
      <text:p text:style-name="P13">One good way is to use existing functions. For example, splitAt can be made from take x and drop x. </text:p>
      <text:p text:style-name="P13"/>
      <text:p text:style-name="P5">Flowcontrol</text:p>
      <text:p text:style-name="P13">if &lt;bool-expr&gt; then &lt;if-expr&gt; else &lt;else-expr&gt;</text:p>
      <text:p text:style-name="P13"/>
      <text:p text:style-name="P13">abs n<text:tab/>| n &gt;= 0 = n</text:p>
      <text:p text:style-name="P13"><text:tab/>| otherwise = -n</text:p>
      <text:p text:style-name="P13">&lt;function-name&gt;<text:tab/>| &lt;guard-1&gt; = &lt;expr-1&gt;</text:p>
      <text:p text:style-name="P13"><text:tab/><text:tab/><text:tab/>| &lt;guard-2&gt; = &lt;expr-2&gt;</text:p>
      <text:p text:style-name="P14">otherwise is defined as true in the standard prelude.</text:p>
      <text:p text:style-name="P14"/>
      <text:p text:style-name="P15">Function &lt;args-pattern-1&gt; = ...</text:p>
      <text:p text:style-name="P15">Function &lt;args-pattern-2&gt; = ...</text:p>
      <text:p text:style-name="P15">args-pattern can be values(True, False) /variables (x) /wildcard (_). It can also be a tuple of aptterns which is in turn a pattern. Same for lists. E.g. [‘a’, _, _ ]. List patterns must be parenthesized or else the function is applied to the first argument and we get something like (head x): xs.</text:p>
      <text:p text:style-name="P15"/>
      <text:p text:style-name="P6">Lambda expression</text:p>
      <text:p text:style-name="P6"><text:span text:style-name="T1">(\arg1 arg2 -</text:span><text:span text:style-name="T3">&gt; &lt;function body&gt;)</text:span></text:p>
      <text:p text:style-name="P16">Useful for functions that naturally return a function as the result. Can use lambda expressions in the body itself. Good for mapping as well.</text:p>
      <text:p text:style-name="P16"/>
      <text:p text:style-name="P7">Operator sections</text:p>
      <text:p text:style-name="P16">Basically infix functions.</text:p>
      <text:p text:style-name="P16">To go from prefix to infix, use backticks. eg. 5 `div` 2</text:p>
      <text:p text:style-name="P16">To go from infix to prefix, use parenthesis. eg. (+) 3 54. (1+) 2 or (1+) 2 is also legal. This is also known as a section (#), (2#), (#2) are all sections. Sections are useful for making stuff like successor functions from operators, necessary if beign passed in as arguments to some HOF.</text:p>
      <text:p text:style-name="P16">(#) = \x -&gt; (\y -&gt; x # y)</text:p>
      <text:p text:style-name="P16">(x #) = \y -&gt; x # y</text:p>
      <text:p text:style-name="P16"/>
      <text:p text:style-name="P19">List comprehensions</text:p>
      <text:p text:style-name="P19"><text:span text:style-name="T1">[&lt;function of x,y&gt; | x &lt;- &lt;generator1&gt;, y &lt;- &lt;generator-2, can be a function of x&gt;, &lt;guard-1&gt;, &lt;guard-2&gt;]</text:span></text:p>
      <text:p text:style-name="P19"><text:span text:style-name="T1"/></text:p>
      <text:p text:style-name="P20"><text:span text:style-name="T1">use zip if processing 2 lists at same time</text:span></text:p>
      <text:p text:style-name="P20"><text:span text:style-name="T1">String comprehensions also works as strings as list of chars</text:span></text:p>
      <text:p text:style-name="P19">Decoding caesar cipher (case study in function design)</text:p>
      <text:p text:style-name="P19"><text:span text:style-name="T1">int2let, let2int</text:span></text:p>
      <text:p text:style-name="P19"><text:span text:style-name="T1">shift (Uses int2let and let2int to shift individual char)</text:span></text:p>
      <text:p text:style-name="P19"><text:span text:style-name="T1">encode (Uses shift on all lowercase alphabets in string)</text:span></text:p>
      <text:p text:style-name="P19"><text:soft-page-break/><text:span text:style-name="T1"/></text:p>
      <text:p text:style-name="P19"><text:span text:style-name="T1">table of freqs <text:s/>in normal language (assumed to be given)</text:span></text:p>
      <text:p text:style-name="P19"><text:span text:style-name="T1">count (Coutn number of times a char appearsi n string)</text:span></text:p>
      <text:p text:style-name="P19"><text:span text:style-name="T1">percent ( Computes percentagE)</text:span></text:p>
      <text:p text:style-name="P19"><text:span text:style-name="T1">freqs (Computes frequency of characters in string. Uses percent, count)</text:span></text:p>
      <text:p text:style-name="P18">chisqr (A similarity metric of 2 distributions. Uses freqs of natural language and a <text:span text:style-name="T7">attempted</text:span> encoding. <text:span text:style-name="T7">Attempted encoding is done by rotating the frequency distribution, if the original shift was by 3 slots, rotating it left by 3 slots would negate it and hopefulyl be the best chisq</text:span>)</text:p>
      <text:p text:style-name="P18">Min (Find minimum chisqr’s index and that is the guessed shift)</text:p>
      <text:p text:style-name="P18"/>
      <text:p text:style-name="P18"/>
      <text:p text:style-name="P17"/>
      <text:p text:style-name="P14"/>
      <text:p text:style-name="P14"/>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0:39:13.571733101</meta:creation-date>
    <dc:date>2018-08-28T20:19:15.532892144</dc:date>
    <meta:editing-duration>PT37M27S</meta:editing-duration>
    <meta:editing-cycles>7</meta:editing-cycles>
    <meta:generator>LibreOffice/5.1.6.2$Linux_X86_64 LibreOffice_project/10m0$Build-2</meta:generator>
    <meta:document-statistic meta:table-count="0" meta:image-count="0" meta:object-count="0" meta:page-count="3" meta:paragraph-count="66" meta:word-count="887" meta:character-count="5031" meta:non-whitespace-character-count="4200"/>
  </office:meta>
</office:document-meta>
</file>